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7000000117C21580A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'Courier 10 Pitch'" style:font-pitch="fixed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2" draw:id="id12" draw:layer="layout" svg:width="0.629cm" svg:height="0.449cm" svg:x="0.301cm" svg:y="0.1cm">
          <draw:image xlink:href="Pictures/1000000000000027000000117C21580A.jpg" xlink:type="simple" xlink:show="embed" xlink:actuate="onLoad">
            <text:p/>
          </draw:image>
        </draw:frame>
        <draw:frame draw:style-name="gr2" draw:text-style-name="P2" draw:layer="layout" svg:width="3.5cm" svg:height="0.662cm" svg:x="1cm" svg:y="0cm">
          <draw:text-box>
            <text:p text:style-name="P2"><text:span text:style-name="T1">workspace</text:span></text:p>
          </draw:text-box>
        </draw:frame>
        <draw:frame draw:style-name="gr1" draw:text-style-name="P1" xml:id="id7" draw:id="id7" draw:layer="layout" svg:width="0.629cm" svg:height="0.449cm" svg:x="1.8cm" svg:y="1.3cm">
          <draw:image xlink:href="Pictures/1000000000000027000000117C21580A.jpg" xlink:type="simple" xlink:show="embed" xlink:actuate="onLoad">
            <text:p/>
          </draw:image>
        </draw:frame>
        <draw:frame draw:style-name="gr2" draw:text-style-name="P2" draw:layer="layout" svg:width="3.5cm" svg:height="0.662cm" svg:x="2.501cm" svg:y="1.2cm">
          <draw:text-box>
            <text:p text:style-name="P2"><text:span text:style-name="T1">the-testpack-b</text:span></text:p>
          </draw:text-box>
        </draw:frame>
        <draw:frame draw:style-name="gr1" draw:text-style-name="P1" xml:id="id11" draw:id="id11" draw:layer="layout" svg:width="0.629cm" svg:height="0.449cm" svg:x="1.002cm" svg:y="0.7cm">
          <draw:image xlink:href="Pictures/1000000000000027000000117C21580A.jpg" xlink:type="simple" xlink:show="embed" xlink:actuate="onLoad">
            <text:p/>
          </draw:image>
        </draw:frame>
        <draw:frame draw:style-name="gr2" draw:text-style-name="P2" draw:layer="layout" svg:width="3.5cm" svg:height="0.662cm" svg:x="1.701cm" svg:y="0.6cm">
          <draw:text-box>
            <text:p text:style-name="P2"><text:span text:style-name="T1">install</text:span></text:p>
          </draw:text-box>
        </draw:frame>
        <draw:frame draw:style-name="gr1" draw:text-style-name="P1" xml:id="id9" draw:id="id9" draw:layer="layout" svg:width="0.629cm" svg:height="0.449cm" svg:x="1.803cm" svg:y="6.1cm">
          <draw:image xlink:href="Pictures/1000000000000027000000117C21580A.jpg" xlink:type="simple" xlink:show="embed" xlink:actuate="onLoad">
            <text:p/>
          </draw:image>
        </draw:frame>
        <draw:frame draw:style-name="gr2" draw:text-style-name="P2" draw:layer="layout" svg:width="3.5cm" svg:height="0.662cm" svg:x="2.502cm" svg:y="6cm">
          <draw:text-box>
            <text:p text:style-name="P2"><text:span text:style-name="T1">the-testpack-c</text:span></text:p>
          </draw:text-box>
        </draw:frame>
        <draw:frame draw:style-name="gr1" draw:text-style-name="P1" xml:id="id1" draw:id="id1" draw:layer="layout" svg:width="0.629cm" svg:height="0.449cm" svg:x="2.503cm" svg:y="1.9cm">
          <draw:image xlink:href="Pictures/1000000000000027000000117C21580A.jpg" xlink:type="simple" xlink:show="embed" xlink:actuate="onLoad">
            <text:p/>
          </draw:image>
        </draw:frame>
        <draw:frame draw:style-name="gr2" draw:text-style-name="P2" draw:layer="layout" svg:width="3.5cm" svg:height="0.662cm" svg:x="3.202cm" svg:y="1.8cm">
          <draw:text-box>
            <text:p text:style-name="P2"><text:span text:style-name="T1">1.0.0</text:span></text:p>
          </draw:text-box>
        </draw:frame>
        <draw:g xml:id="id8" draw:id="id8">
          <draw:frame draw:style-name="gr1" draw:text-style-name="P1" draw:layer="layout" svg:width="0.629cm" svg:height="0.449cm" svg:x="2.5cm" svg:y="6.638cm">
            <draw:image xlink:href="Pictures/1000000000000027000000117C21580A.jpg" xlink:type="simple" xlink:show="embed" xlink:actuate="onLoad">
              <text:p/>
            </draw:image>
          </draw:frame>
          <draw:frame draw:style-name="gr2" draw:text-style-name="P2" draw:layer="layout" svg:width="3.5cm" svg:height="0.662cm" svg:x="3.199cm" svg:y="6.538cm">
            <draw:text-box>
              <text:p text:style-name="P2"><text:span text:style-name="T1">1.0.0</text:span></text:p>
            </draw:text-box>
          </draw:frame>
        </draw:g>
        <draw:g xml:id="id10" draw:id="id10">
          <draw:frame draw:style-name="gr1" draw:text-style-name="P1" draw:layer="layout" svg:width="0.629cm" svg:height="0.449cm" svg:x="2.5cm" svg:y="7.338cm">
            <draw:image xlink:href="Pictures/1000000000000027000000117C21580A.jpg" xlink:type="simple" xlink:show="embed" xlink:actuate="onLoad">
              <text:p/>
            </draw:image>
          </draw:frame>
          <draw:frame draw:style-name="gr2" draw:text-style-name="P2" draw:layer="layout" svg:width="3.5cm" svg:height="0.662cm" svg:x="3.199cm" svg:y="7.238cm">
            <draw:text-box>
              <text:p text:style-name="P2"><text:span text:style-name="T1">1.4.1</text:span></text:p>
            </draw:text-box>
          </draw:frame>
        </draw:g>
        <draw:g xml:id="id13" draw:id="id13">
          <draw:frame draw:style-name="gr1" draw:text-style-name="P1" draw:layer="layout" svg:width="0.629cm" svg:height="0.449cm" svg:x="2.52cm" svg:y="8.1cm">
            <draw:image xlink:href="Pictures/1000000000000027000000117C21580A.jpg" xlink:type="simple" xlink:show="embed" xlink:actuate="onLoad">
              <text:p/>
            </draw:image>
          </draw:frame>
          <draw:frame draw:style-name="gr2" draw:text-style-name="P2" draw:layer="layout" svg:width="3.5cm" svg:height="0.662cm" svg:x="3.219cm" svg:y="8cm">
            <draw:text-box>
              <text:p text:style-name="P2"><text:span text:style-name="T1">installers</text:span></text:p>
            </draw:text-box>
          </draw:frame>
        </draw:g>
        <draw:g xml:id="id2" draw:id="id2">
          <draw:frame draw:style-name="gr1" draw:text-style-name="P1" draw:layer="layout" svg:width="0.629cm" svg:height="0.449cm" svg:x="3.404cm" svg:y="2.4cm">
            <draw:image xlink:href="Pictures/1000000000000027000000117C21580A.jpg" xlink:type="simple" xlink:show="embed" xlink:actuate="onLoad">
              <text:p/>
            </draw:image>
          </draw:frame>
          <draw:frame draw:style-name="gr2" draw:text-style-name="P2" draw:layer="layout" svg:width="3.5cm" svg:height="0.662cm" svg:x="4.103cm" svg:y="2.3cm">
            <draw:text-box>
              <text:p text:style-name="P2"><text:span text:style-name="T1">bin</text:span></text:p>
            </draw:text-box>
          </draw:frame>
        </draw:g>
        <draw:g xml:id="id3" draw:id="id3">
          <draw:frame draw:style-name="gr1" draw:text-style-name="P1" draw:layer="layout" svg:width="0.629cm" svg:height="0.449cm" svg:x="3.405cm" svg:y="3cm">
            <draw:image xlink:href="Pictures/1000000000000027000000117C21580A.jpg" xlink:type="simple" xlink:show="embed" xlink:actuate="onLoad">
              <text:p/>
            </draw:image>
          </draw:frame>
          <draw:frame draw:style-name="gr2" draw:text-style-name="P2" draw:layer="layout" svg:width="3.5cm" svg:height="0.662cm" svg:x="4.104cm" svg:y="2.9cm">
            <draw:text-box>
              <text:p text:style-name="P2"><text:span text:style-name="T1">include</text:span></text:p>
            </draw:text-box>
          </draw:frame>
        </draw:g>
        <draw:g xml:id="id4" draw:id="id4">
          <draw:frame draw:style-name="gr1" draw:text-style-name="P1" draw:layer="layout" svg:width="0.629cm" svg:height="0.449cm" svg:x="3.406cm" svg:y="3.6cm">
            <draw:image xlink:href="Pictures/1000000000000027000000117C21580A.jpg" xlink:type="simple" xlink:show="embed" xlink:actuate="onLoad">
              <text:p/>
            </draw:image>
          </draw:frame>
          <draw:frame draw:style-name="gr2" draw:text-style-name="P2" draw:layer="layout" svg:width="3.5cm" svg:height="0.662cm" svg:x="4.105cm" svg:y="3.5cm">
            <draw:text-box>
              <text:p text:style-name="P2"><text:span text:style-name="T1">lib</text:span></text:p>
            </draw:text-box>
          </draw:frame>
        </draw:g>
        <draw:g xml:id="id5" draw:id="id5">
          <draw:frame draw:style-name="gr1" draw:text-style-name="P1" draw:layer="layout" svg:width="0.629cm" svg:height="0.449cm" svg:x="3.407cm" svg:y="4.2cm">
            <draw:image xlink:href="Pictures/1000000000000027000000117C21580A.jpg" xlink:type="simple" xlink:show="embed" xlink:actuate="onLoad">
              <text:p/>
            </draw:image>
          </draw:frame>
          <draw:frame draw:style-name="gr3" draw:text-style-name="P2" draw:layer="layout" svg:width="3.5cm" svg:height="0.662cm" svg:x="4.106cm" svg:y="4.1cm">
            <draw:text-box>
              <text:p text:style-name="P2"><text:span text:style-name="T1">share</text:span></text:p>
            </draw:text-box>
          </draw:frame>
        </draw:g>
        <draw:frame draw:style-name="gr1" draw:text-style-name="P1" xml:id="id6" draw:id="id6" draw:layer="layout" svg:width="0.629cm" svg:height="0.449cm" svg:x="3.408cm" svg:y="4.8cm">
          <draw:image xlink:href="Pictures/1000000000000027000000117C21580A.jpg" xlink:type="simple" xlink:show="embed" xlink:actuate="onLoad">
            <text:p/>
          </draw:image>
        </draw:frame>
        <draw:frame draw:style-name="gr4" draw:text-style-name="P2" draw:layer="layout" svg:width="3.5cm" svg:height="0.7cm" svg:x="4.107cm" svg:y="4.7cm">
          <draw:text-box>
            <text:p text:style-name="P2"><text:span text:style-name="T1">.rpath</text:span></text:p>
          </draw:text-box>
        </draw:frame>
        <draw:connector draw:style-name="gr5" draw:text-style-name="P1" draw:layer="layout" svg:x1="2.817cm" svg:y1="2.349cm" svg:x2="3.404cm" svg:y2="2.631cm" draw:start-shape="id1" draw:start-glue-point="2" draw:end-shape="id2" draw:end-glue-point="3" svg:d="m2817 2349v282h587" svg:viewBox="0 0 588 283">
          <text:p/>
        </draw:connector>
        <draw:connector draw:style-name="gr5" draw:text-style-name="P1" draw:layer="layout" svg:x1="2.817cm" svg:y1="2.349cm" svg:x2="3.405cm" svg:y2="3.231cm" draw:start-shape="id1" draw:start-glue-point="2" draw:end-shape="id3" draw:end-glue-point="3" svg:d="m2817 2349v882h588" svg:viewBox="0 0 589 883">
          <text:p/>
        </draw:connector>
        <draw:connector draw:style-name="gr5" draw:text-style-name="P1" draw:layer="layout" svg:x1="2.817cm" svg:y1="2.349cm" svg:x2="3.406cm" svg:y2="3.831cm" draw:start-shape="id1" draw:start-glue-point="2" draw:end-shape="id4" draw:end-glue-point="3" svg:d="m2817 2349v1482h589" svg:viewBox="0 0 590 1483">
          <text:p/>
        </draw:connector>
        <draw:connector draw:style-name="gr5" draw:text-style-name="P1" draw:layer="layout" svg:x1="2.817cm" svg:y1="2.349cm" svg:x2="3.407cm" svg:y2="4.431cm" draw:start-shape="id1" draw:start-glue-point="2" draw:end-shape="id5" draw:end-glue-point="3" svg:d="m2817 2349v2082h590" svg:viewBox="0 0 591 2083">
          <text:p/>
        </draw:connector>
        <draw:connector draw:style-name="gr5" draw:text-style-name="P1" draw:layer="layout" svg:x1="2.817cm" svg:y1="2.349cm" svg:x2="3.408cm" svg:y2="5.024cm" draw:start-shape="id1" draw:start-glue-point="2" draw:end-shape="id6" draw:end-glue-point="3" svg:d="m2817 2349v2675h591" svg:viewBox="0 0 592 2676">
          <text:p/>
        </draw:connector>
        <draw:connector draw:style-name="gr5" draw:text-style-name="P1" draw:layer="layout" svg:x1="2.114cm" svg:y1="1.749cm" svg:x2="2.503cm" svg:y2="2.124cm" draw:start-shape="id7" draw:start-glue-point="2" draw:end-shape="id1" draw:end-glue-point="3" svg:d="m2114 1749v375h389" svg:viewBox="0 0 390 376">
          <text:p/>
        </draw:connector>
        <draw:connector draw:style-name="gr5" draw:text-style-name="P1" draw:layer="layout" svg:x1="2.5cm" svg:y1="6.869cm" svg:x2="2.117cm" svg:y2="6.549cm" draw:start-shape="id8" draw:start-glue-point="3" draw:end-shape="id9" draw:end-glue-point="2" svg:d="m2500 6869h-383v-320" svg:viewBox="0 0 384 321">
          <text:p/>
        </draw:connector>
        <draw:connector draw:style-name="gr5" draw:text-style-name="P1" draw:layer="layout" svg:x1="2.5cm" svg:y1="7.569cm" svg:x2="2.117cm" svg:y2="6.549cm" draw:start-shape="id10" draw:start-glue-point="3" draw:end-shape="id9" draw:end-glue-point="2" svg:d="m2500 7569h-383v-1020" svg:viewBox="0 0 384 1021">
          <text:p/>
        </draw:connector>
        <draw:connector draw:style-name="gr5" draw:text-style-name="P1" draw:layer="layout" svg:x1="1.316cm" svg:y1="1.149cm" svg:x2="1.8cm" svg:y2="1.524cm" draw:start-shape="id11" draw:start-glue-point="2" draw:end-shape="id7" draw:end-glue-point="3" svg:d="m1316 1149v375h484" svg:viewBox="0 0 485 376">
          <text:p/>
        </draw:connector>
        <draw:connector draw:style-name="gr5" draw:text-style-name="P1" draw:layer="layout" svg:x1="0.615cm" svg:y1="0.549cm" svg:x2="1.002cm" svg:y2="0.924cm" draw:start-shape="id12" draw:start-glue-point="2" draw:end-shape="id11" draw:end-glue-point="3" svg:d="m615 549v375h387" svg:viewBox="0 0 388 376">
          <text:p/>
        </draw:connector>
        <draw:connector draw:style-name="gr5" draw:text-style-name="P1" draw:layer="layout" svg:x1="1.316cm" svg:y1="1.149cm" svg:x2="1.803cm" svg:y2="6.324cm" draw:start-shape="id11" draw:start-glue-point="2" draw:end-shape="id9" draw:end-glue-point="3" svg:d="m1316 1149v2476h-13v2699h500" svg:viewBox="0 0 501 5176">
          <text:p/>
        </draw:connector>
        <draw:connector draw:style-name="gr5" draw:text-style-name="P1" draw:layer="layout" draw:line-skew="0.093cm" svg:x1="2.52cm" svg:y1="8.331cm" svg:x2="2.117cm" svg:y2="6.549cm" draw:start-shape="id13" draw:start-glue-point="3" draw:end-shape="id9" draw:end-glue-point="2" svg:d="m2520 8331h-407v-1056h4v-726" svg:viewBox="0 0 408 1783">
          <text:p/>
        </draw:connector>
        <draw:frame draw:style-name="gr4" draw:text-style-name="P2" xml:id="id14" draw:id="id14" draw:layer="layout" svg:width="3.5cm" svg:height="0.7cm" svg:x="3.407cm" svg:y="5.3cm">
          <draw:text-box>
            <text:p text:style-name="P2"><text:span text:style-name="T1">licence.txt</text:span></text:p>
          </draw:text-box>
        </draw:frame>
        <draw:connector draw:style-name="gr5" draw:text-style-name="P1" draw:layer="layout" svg:x1="2.817cm" svg:y1="2.349cm" svg:x2="3.407cm" svg:y2="5.65cm" draw:start-shape="id1" draw:start-glue-point="2" draw:end-shape="id14" draw:end-glue-point="3" svg:d="m2817 2349v3301h590" svg:viewBox="0 0 591 3302">
          <text:p/>
        </draw:connector>
        <draw:custom-shape draw:style-name="gr6" draw:text-style-name="P3" draw:layer="layout" svg:width="3.3cm" svg:height="0.8cm" svg:x="6.4cm" svg:y="1.4cm">
          <text:p text:style-name="P3"><text:span text:style-name="T2">binary package</text:span></text:p>
          <text:p text:style-name="P3"><text:span text:style-name="T2">version folder</text:span></text:p>
          <draw:enhanced-geometry svg:viewBox="0 0 21600 21600" draw:text-areas="800 800 20800 20800" draw:type="round-rectangular-callout" draw:modifiers="-11588.4883368676 19847.191011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3.2cm" svg:height="1.7cm" svg:x="6.3cm" svg:y="6.7cm">
          <text:p text:style-name="P3"><text:span text:style-name="T2">Folder containing </text:span></text:p>
          <text:p text:style-name="P3"><text:span text:style-name="T2">binary package</text:span></text:p>
          <text:p text:style-name="P3"><text:span text:style-name="T2">versions relocatable</text:span></text:p>
          <text:p text:style-name="P3"><text:span text:style-name="T2">archives</text:span></text:p>
          <draw:enhanced-geometry svg:viewBox="0 0 21600 21600" draw:text-areas="800 800 20800 20800" draw:type="round-rectangular-callout" draw:modifiers="-4203.93626991565 19479.36507936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.2cm" svg:height="0.5cm" svg:x="5.5cm" svg:y="0.4cm">
          <text:p text:style-name="P3"><text:span text:style-name="T2">package install folder</text:span></text:p>
          <draw:enhanced-geometry svg:viewBox="0 0 21600 21600" draw:text-areas="800 800 20800 20800" draw:type="round-rectangular-callout" draw:modifiers="-3681.4091882885 40914.97005988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3.3cm" svg:height="1.4cm" svg:x="6.4cm" svg:y="3.4cm">
          <text:p text:style-name="P3"><text:span text:style-name="T2">folder containing </text:span></text:p>
          <text:p text:style-name="P3"><text:span text:style-name="T2">symbolic links </text:span></text:p>
          <text:p text:style-name="P3"><text:span text:style-name="T2">to libraries</text:span></text:p>
          <draw:enhanced-geometry svg:viewBox="0 0 21600 21600" draw:text-areas="800 800 20800 20800" draw:type="round-rectangular-callout" draw:modifiers="-4730.9300212057 25654.817987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</meta:initial-creator>
    <meta:creation-date>2013-05-15T12:36:06</meta:creation-date>
    <dc:date>2013-10-30T12:45:10</dc:date>
    <dc:creator>Robin </dc:creator>
    <meta:editing-duration>PT45M25S</meta:editing-duration>
    <meta:editing-cycles>15</meta:editing-cycles>
    <meta:generator>LibreOffice/3.5$Linux_x86 LibreOffice_project/350m1$Build-2</meta:generator>
    <meta:document-statistic meta:object-count="51"/>
  </office:meta>
</office:document-meta>
</file>